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URW Palladio L" fo:font-size="10pt" officeooo:rsid="000e6d5c" officeooo:paragraph-rsid="0013f962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en Higgins C00197373</text:p>
      <text:p text:style-name="P1">Zoltan Fuzesi C00197361</text:p>
      <text:p text:style-name="P1">Robert Scully C0019696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09:32:31.017053791</meta:creation-date>
    <meta:generator>LibreOffice/5.1.6.2$Linux_X86_64 LibreOffice_project/10m0$Build-2</meta:generator>
    <dc:date>2017-10-05T09:49:13.583533589</dc:date>
    <meta:editing-duration>PT2S</meta:editing-duration>
    <meta:editing-cycles>1</meta:editing-cycles>
    <meta:document-statistic meta:table-count="0" meta:image-count="0" meta:object-count="0" meta:page-count="1" meta:paragraph-count="3" meta:word-count="9" meta:character-count="69" meta:non-whitespace-character-count="63"/>
  </office:meta>
</office:document-meta>
</file>